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7a4de" officeooo:paragraph-rsid="0027a4de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27a4de" officeooo:paragraph-rsid="0027a4de" style:font-weight-asian="normal" style:font-weight-complex="normal"/>
    </style:style>
    <style:style style:name="T1" style:family="text">
      <style:text-properties officeooo:rsid="0028e6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Access</text:p>
      <text:p text:style-name="P1"/>
      <text:p text:style-name="P2">taxiDriverCreateAccount : This method store<text:span text:style-name="T1">s</text:span> the information concerning the instance of a taxi driver provided as argument (it is supposed to be send by the Milano government) then return this instance.</text:p>
      <text:p text:style-name="P2"/>
      <text:p text:style-name="P2">TaxiDriverEditAccount : This method changes the information given in argument concerning the taxi driver related to the code given: the capacity, the email address if it is valid and the password. Then it returns the updated instance of this TaxiDriver.</text:p>
      <text:p text:style-name="P2"/>
      <text:p text:style-name="P2">TaxiDriverLogin : Given a taxi code and a password, if they are valid, it returns the instance of the related TaxiDriv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6:25:50.588000000</meta:creation-date>
    <dc:date>2015-12-03T21:51:18.693000000</dc:date>
    <meta:editing-duration>PT1H1M27S</meta:editing-duration>
    <meta:editing-cycles>4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4" meta:word-count="94" meta:character-count="588" meta:non-whitespace-character-count="497"/>
  </office:meta>
</office:document-meta>
</file>